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c9211e" loext:opacity="100%" fo:font-weight="bold" officeooo:rsid="00027bba" officeooo:paragraph-rsid="00027bba" style:font-weight-asian="bold" style:font-weight-complex="bold"/>
    </style:style>
    <style:style style:name="P2" style:family="paragraph" style:parent-style-name="Footer">
      <style:text-properties fo:color="#c9211e" loext:opacity="100%" fo:font-weight="bold" style:font-weight-asian="bold" style:font-weight-complex="bold"/>
    </style:style>
    <style:style style:name="P3" style:family="paragraph" style:parent-style-name="Standard">
      <style:text-properties officeooo:paragraph-rsid="00027bba"/>
    </style:style>
    <style:style style:name="P4" style:family="paragraph" style:parent-style-name="Standard">
      <style:text-properties fo:font-size="14pt" fo:font-weight="bold" officeooo:paragraph-rsid="00027bba" style:font-size-asian="14pt" style:font-weight-asian="bold" style:font-size-complex="14pt" style:font-weight-complex="bold"/>
    </style:style>
    <style:style style:name="P5" style:family="paragraph" style:parent-style-name="Heading_20_3">
      <style:text-properties style:text-underline-style="solid" style:text-underline-width="auto" style:text-underline-color="font-color" officeooo:paragraph-rsid="00027bba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027bba"/>
    </style:style>
    <style:style style:name="P7" style:family="paragraph" style:parent-style-name="Standard">
      <style:text-properties style:text-underline-style="solid" style:text-underline-width="auto" style:text-underline-color="font-color" officeooo:rsid="00033eb1" officeooo:paragraph-rsid="00027bba"/>
    </style:style>
    <style:style style:name="P8" style:family="paragraph" style:parent-style-name="Standard">
      <style:text-properties officeooo:paragraph-rsid="00027bba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>
      <style:text-properties officeooo:paragraph-rsid="00027bba"/>
    </style:style>
    <style:style style:name="P28" style:family="paragraph" style:parent-style-name="Text_20_body">
      <style:text-properties style:text-underline-style="none" officeooo:paragraph-rsid="00027bb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lor y tipografía </text:p>
      <text:p text:style-name="P4"/>
      <text:p text:style-name="P4">Ejercicios:</text:p>
      <text:p text:style-name="P3"/>
      <text:p text:style-name="P6">1. Crea una paleta de colores para “Elemental”. Para crearla, escoge de 3 a 5 colores principales y reflejarán el tema y ambiente que quieres crear.</text:p>
      <text:p text:style-name="P7"/>
      <text:p text:style-name="P28">Al crear una paleta para "Elemental", el objetivo es reflejar la interacción y balance de los elementos naturales (agua, fuego, tierra, aire). Esta paleta puede evocar sensaciones de naturaleza, movimiento y equilibrio. Los colores seleccionados buscan transmitir esa esencia elemental.</text:p>
      <text:p text:style-name="Text_20_body"><text:span text:style-name="Strong_20_Emphasis">Paleta de colores para "Elemental":</text:span></text:p>
      <text:list text:style-name="L1">
        <text:list-item>
          <text:p text:style-name="P10"><text:span text:style-name="Strong_20_Emphasis">Azul Acero (#4A90E2):</text:span> Representa el agua, fluidez, calma y profundidad.</text:p>
        </text:list-item>
        <text:list-item>
          <text:p text:style-name="P10"><text:span text:style-name="Strong_20_Emphasis">Rojo Lava (#FF4500):</text:span> Evoca el fuego, energía, dinamismo y pasión.</text:p>
        </text:list-item>
        <text:list-item>
          <text:p text:style-name="P10"><text:span text:style-name="Strong_20_Emphasis">Verde Bosque (#228B22):</text:span> Simboliza la tierra, estabilidad, naturaleza y crecimiento.</text:p>
        </text:list-item>
        <text:list-item>
          <text:p text:style-name="P10"><text:span text:style-name="Strong_20_Emphasis">Blanco Neblina (#F5F5F5):</text:span> El aire, ligereza, pureza y claridad.</text:p>
        </text:list-item>
        <text:list-item>
          <text:p text:style-name="P9"><text:span text:style-name="Strong_20_Emphasis">Gris Ceniza (#A9A9A9):</text:span> Un color neutro que puede unificar los demás, recordando los ciclos de destrucción y renacimiento de los elementos.</text:p>
        </text:list-item>
      </text:list>
      <text:p text:style-name="Text_20_body">Esta paleta tiene un equilibrio entre colores intensos y suaves, lo que refleja la interacción armónica de los elementos en "Elemental".</text:p>
      <text:p text:style-name="P6"/>
      <text:p text:style-name="P6"/>
      <text:p text:style-name="P6">2. Busca 2 webs. Indica color principal y secundario. Relación del color con la marca (si la hay), paleta de colores. Razona la elección de ese color. Realiza capturas de pantalla.</text:p>
      <text:p text:style-name="P6"/>
      <text:p text:style-name="P6"/>
      <text:h text:style-name="P5" text:outline-level="3">2. Paleta de colores de dos webs</text:h>
      <text:p text:style-name="Text_20_body"><text:span text:style-name="Strong_20_Emphasis">Web 1: Dropbox</text:span></text:p>
      <text:list text:style-name="L2">
        <text:list-item>
          <text:p text:style-name="P11"><text:span text:style-name="Strong_20_Emphasis">Color principal:</text:span> Azul (#007EE5)</text:p>
        </text:list-item>
        <text:list-item>
          <text:p text:style-name="P11"><text:span text:style-name="Strong_20_Emphasis">Color secundario:</text:span> Blanco (#FFFFFF)</text:p>
          <text:p text:style-name="P11"><text:span text:style-name="Strong_20_Emphasis">Relación del color con la marca:</text:span> Dropbox utiliza el azul como color principal, lo que transmite confianza, seguridad y fiabilidad. Estos valores son clave para un servicio de almacenamiento en la nube. El blanco como color secundario complementa al azul, brindando un aspecto limpio y minimalista, lo cual refuerza la simplicidad y claridad de su plataforma.</text:p>
          <text:p text:style-name="P11"><text:span text:style-name="Strong_20_Emphasis">Paleta de colores:</text:span></text:p>
          <text:list>
            <text:list-item>
              <text:p text:style-name="P12">Azul Dropbox (#007EE5)</text:p>
            </text:list-item>
            <text:list-item>
              <text:p text:style-name="P12">Blanco (#FFFFFF)</text:p>
            </text:list-item>
            <text:list-item>
              <text:p text:style-name="P11">Gris claro (#F6F7F9)</text:p>
            </text:list-item>
          </text:list>
        </text:list-item>
      </text:list>
      <text:p text:style-name="Text_20_body"><text:soft-page-break/><text:span text:style-name="Strong_20_Emphasis">Web 2: Spotify</text:span></text:p>
      <text:list text:style-name="L3">
        <text:list-item>
          <text:p text:style-name="P13"><text:span text:style-name="Strong_20_Emphasis">Color principal:</text:span> Verde (#1DB954)</text:p>
        </text:list-item>
        <text:list-item>
          <text:p text:style-name="P13"><text:span text:style-name="Strong_20_Emphasis">Color secundario:</text:span> Negro (#191414)</text:p>
          <text:p text:style-name="P13"><text:span text:style-name="Strong_20_Emphasis">Relación del color con la marca:</text:span> El verde de Spotify es distintivo y se ha convertido en sinónimo de la marca. Este color transmite energía y frescura, perfecto para una plataforma de música en constante evolución. El negro como secundario refuerza la modernidad y la sensación premium del servicio.</text:p>
          <text:p text:style-name="P13"><text:span text:style-name="Strong_20_Emphasis">Paleta de colores:</text:span></text:p>
          <text:list>
            <text:list-item>
              <text:p text:style-name="P14">Verde Spotify (#1DB954)</text:p>
            </text:list-item>
            <text:list-item>
              <text:p text:style-name="P14">Negro (#191414)</text:p>
            </text:list-item>
            <text:list-item>
              <text:p text:style-name="P13">Blanco (#FFFFFF)</text:p>
            </text:list-item>
          </text:list>
        </text:list-item>
      </text:list>
      <text:p text:style-name="P6"/>
      <text:p text:style-name="P6"/>
      <text:p text:style-name="P6">3. Busca 2 webs. Indica tipos de letra que usa. Principal, secundario y terciario (si lo hay). Dónde se utiliza cada uno (cabeceras, etiquetas, párrafos, enlaces, botones, …).</text:p>
      <text:p text:style-name="P6"/>
      <text:p text:style-name="P6"/>
      <text:h text:style-name="P5" text:outline-level="3">3. Tipografía de dos webs</text:h>
      <text:p text:style-name="Text_20_body"><text:span text:style-name="Strong_20_Emphasis">Web 1: Airbnb</text:span></text:p>
      <text:list text:style-name="L4">
        <text:list-item>
          <text:p text:style-name="P15"><text:span text:style-name="Strong_20_Emphasis">Tipografía principal:</text:span> <text:span text:style-name="Strong_20_Emphasis">Cereal</text:span> (Sans-serif)</text:p>
          <text:list>
            <text:list-item>
              <text:p text:style-name="P16">Usada en: títulos, cabeceras y botones.</text:p>
            </text:list-item>
          </text:list>
        </text:list-item>
        <text:list-item>
          <text:p text:style-name="P15"><text:span text:style-name="Strong_20_Emphasis">Tipografía secundaria:</text:span> <text:span text:style-name="Strong_20_Emphasis">Circular</text:span> (Sans-serif)</text:p>
          <text:list>
            <text:list-item>
              <text:p text:style-name="P16">Usada en: párrafos y descripciones.</text:p>
            </text:list-item>
          </text:list>
        </text:list-item>
        <text:list-item>
          <text:p text:style-name="P15"><text:span text:style-name="Strong_20_Emphasis">Tipografía terciaria:</text:span> <text:span text:style-name="Strong_20_Emphasis">Fallback Arial</text:span> (Sans-serif)</text:p>
          <text:list>
            <text:list-item>
              <text:p text:style-name="P15">Usada como respaldo cuando las otras tipografías no se cargan.</text:p>
            </text:list-item>
          </text:list>
        </text:list-item>
      </text:list>
      <text:p text:style-name="Text_20_body">Airbnb utiliza estas fuentes modernas y limpias para transmitir profesionalismo y accesibilidad. "Cereal" tiene una apariencia amigable que refleja su naturaleza de comunidad, mientras que "Circular" asegura legibilidad en largas secciones de texto.</text:p>
      <text:p text:style-name="Text_20_body"><text:span text:style-name="Strong_20_Emphasis">Web 2: Apple</text:span></text:p>
      <text:list text:style-name="L5">
        <text:list-item>
          <text:p text:style-name="P18"><text:span text:style-name="Strong_20_Emphasis">Tipografía principal:</text:span> <text:span text:style-name="Strong_20_Emphasis">San Francisco</text:span> (Sans-serif)</text:p>
          <text:list>
            <text:list-item>
              <text:p text:style-name="P18">Usada en: títulos, menús y descripciones.</text:p>
            </text:list-item>
          </text:list>
        </text:list-item>
        <text:list-item>
          <text:p text:style-name="P18"><text:span text:style-name="Strong_20_Emphasis">Tipografía secundaria:</text:span> <text:span text:style-name="Strong_20_Emphasis">Helvetica Neue</text:span> (Sans-serif)</text:p>
          <text:list>
            <text:list-item>
              <text:p text:style-name="P17">Usada en: párrafos, enlaces y botones.</text:p>
            </text:list-item>
          </text:list>
        </text:list-item>
      </text:list>
      <text:p text:style-name="Text_20_body">La elección de tipografía de Apple es icónica por su simplicidad y minimalismo. "San Francisco" es elegante y precisa, reflejando los valores de innovación y calidad de la marca.</text:p>
      <text:p text:style-name="P6"><text:soft-page-break/></text:p>
      <text:p text:style-name="P6"/>
      <text:p text:style-name="P6">4. Busca tipos de letra, al menos dos, para sitios de temáticas como: gimnasio, ropa moderna, alquiler casas rurales, organismo público, periódico, ropa vintage, restaurante…</text:p>
      <text:p text:style-name="P3"/>
      <text:p text:style-name="P27"><text:span text:style-name="Strong_20_Emphasis">Gimnasio (fitness):</text:span></text:p>
      <text:list text:style-name="L7">
        <text:list-item>
          <text:p text:style-name="P20"><text:span text:style-name="Strong_20_Emphasis">Tipografía recomendada:</text:span> <text:span text:style-name="Strong_20_Emphasis">Oswald</text:span> (Sans-serif)</text:p>
          <text:list>
            <text:list-item>
              <text:p text:style-name="P20">Es robusta y moderna, ideal para transmitir energía y fuerza.</text:p>
            </text:list-item>
          </text:list>
        </text:list-item>
        <text:list-item>
          <text:p text:style-name="P20"><text:span text:style-name="Strong_20_Emphasis">Tipografía secundaria:</text:span> <text:span text:style-name="Strong_20_Emphasis">Roboto</text:span> (Sans-serif)</text:p>
          <text:list>
            <text:list-item>
              <text:p text:style-name="P19">Aporta legibilidad en cuerpos de texto largos.</text:p>
            </text:list-item>
          </text:list>
        </text:list-item>
      </text:list>
      <text:list text:style-name="L8">
        <text:list-item>
          <text:p text:style-name="P21"><text:span text:style-name="Strong_20_Emphasis">Ropa moderna:</text:span></text:p>
        </text:list-item>
      </text:list>
      <text:list text:style-name="L9">
        <text:list-item>
          <text:p text:style-name="P23"><text:span text:style-name="Strong_20_Emphasis">Tipografía recomendada:</text:span> <text:span text:style-name="Strong_20_Emphasis">Montserrat</text:span> (Sans-serif)</text:p>
          <text:list>
            <text:list-item>
              <text:p text:style-name="P23">Es una fuente moderna, elegante y versátil, muy popular en marcas de moda actuales.</text:p>
            </text:list-item>
          </text:list>
        </text:list-item>
        <text:list-item>
          <text:p text:style-name="P23"><text:span text:style-name="Strong_20_Emphasis">Tipografía secundaria:</text:span> <text:span text:style-name="Strong_20_Emphasis">Lato</text:span> (Sans-serif)</text:p>
          <text:list>
            <text:list-item>
              <text:p text:style-name="P22">Funciona bien en descripciones o información complementaria.</text:p>
            </text:list-item>
          </text:list>
        </text:list-item>
      </text:list>
      <text:list text:style-name="L10">
        <text:list-item>
          <text:p text:style-name="P24"><text:span text:style-name="Strong_20_Emphasis">Alquiler de casas rurales:</text:span></text:p>
        </text:list-item>
      </text:list>
      <text:list text:style-name="L11">
        <text:list-item>
          <text:p text:style-name="P26"><text:span text:style-name="Strong_20_Emphasis">Tipografía recomendada:</text:span> <text:span text:style-name="Strong_20_Emphasis">Playfair Display</text:span> (Serif)</text:p>
          <text:list>
            <text:list-item>
              <text:p text:style-name="P26">Tiene un toque clásico y refinado, ideal para evocar una atmósfera relajada y natural.</text:p>
            </text:list-item>
          </text:list>
        </text:list-item>
        <text:list-item>
          <text:p text:style-name="P26"><text:span text:style-name="Strong_20_Emphasis">Tipografía secundaria:</text:span> <text:span text:style-name="Strong_20_Emphasis">Raleway</text:span> (Sans-serif)</text:p>
          <text:list>
            <text:list-item>
              <text:p text:style-name="P25">Complementa bien en texto de párrafos sin perder estilo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c9211e" loext:opacity="100%" fo:font-weight="bold" officeooo:rsid="00027bba" officeooo:paragraph-rsid="00027bba" style:font-weight-asian="bold" style:font-weight-complex="bold"/>
    </style:style>
    <style:style style:name="MP2" style:family="paragraph" style:parent-style-name="Footer">
      <style:text-properties fo:color="#c9211e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berto España Pérez<text:tab/><text:tab/>2 DAW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2:33:22.881000000</meta:creation-date>
    <dc:date>2024-09-25T13:31:00.130000000</dc:date>
    <meta:editing-duration>PT12M38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3" meta:paragraph-count="63" meta:word-count="667" meta:character-count="4287" meta:non-whitespace-character-count="3724"/>
  </office:meta>
</office:document-meta>
</file>